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c59" officeooo:paragraph-rsid="001c7c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1:34:22.028334793</meta:creation-date>
    <dc:date>2022-03-03T11:34:42.660645703</dc:date>
    <meta:editing-duration>PT20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6.4.7.2$Linux_X86_64 LibreOffice_project/40$Build-2</meta:generator>
  </office:meta>
</office:document-meta>
</file>